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officeooo:rsid="0016968a" officeooo:paragraph-rsid="0016968a" style:font-size-asian="18pt" style:font-size-complex="18pt"/>
    </style:style>
    <style:style style:name="P2" style:family="paragraph" style:parent-style-name="Standard">
      <style:paragraph-properties fo:text-align="start" style:justify-single-word="false"/>
      <style:text-properties fo:font-size="18pt" officeooo:rsid="0016968a" officeooo:paragraph-rsid="0016968a" style:font-size-asian="18pt" style:font-size-complex="18pt"/>
    </style:style>
    <style:style style:name="P3" style:family="paragraph" style:parent-style-name="Standard">
      <style:paragraph-properties fo:text-align="start" style:justify-single-word="false"/>
      <style:text-properties fo:font-size="12pt" officeooo:rsid="0016968a" officeooo:paragraph-rsid="00178253" style:font-size-asian="12pt" style:font-size-complex="12pt"/>
    </style:style>
    <style:style style:name="P4" style:family="paragraph" style:parent-style-name="Standard">
      <style:paragraph-properties fo:text-align="start" style:justify-single-word="false"/>
      <style:text-properties fo:font-size="12pt" officeooo:rsid="00178253" officeooo:paragraph-rsid="00178253" style:font-size-asian="12pt" style:font-size-complex="12pt"/>
    </style:style>
    <style:style style:name="P5" style:family="paragraph" style:parent-style-name="Standard">
      <style:paragraph-properties fo:text-align="start" style:justify-single-word="false"/>
      <style:text-properties fo:font-size="12pt" officeooo:rsid="00178253" officeooo:paragraph-rsid="001971eb" style:font-size-asian="12pt" style:font-size-complex="12pt"/>
    </style:style>
    <style:style style:name="P6" style:family="paragraph" style:parent-style-name="Standard">
      <style:paragraph-properties fo:text-align="start" style:justify-single-word="false"/>
      <style:text-properties fo:font-size="12pt" officeooo:rsid="00178253" officeooo:paragraph-rsid="001b28b8" style:font-size-asian="12pt" style:font-size-complex="12pt"/>
    </style:style>
    <style:style style:name="P7" style:family="paragraph" style:parent-style-name="Standard">
      <style:paragraph-properties fo:text-align="start" style:justify-single-word="false"/>
      <style:text-properties fo:font-size="12pt" officeooo:rsid="00178253" officeooo:paragraph-rsid="001db11a" style:font-size-asian="12pt" style:font-size-complex="12pt"/>
    </style:style>
    <style:style style:name="P8" style:family="paragraph" style:parent-style-name="Standard">
      <style:paragraph-properties fo:text-align="start" style:justify-single-word="false"/>
      <style:text-properties fo:font-size="12pt" officeooo:rsid="001894b8" officeooo:paragraph-rsid="001894b8" style:font-size-asian="12pt" style:font-size-complex="12pt"/>
    </style:style>
    <style:style style:name="P9" style:family="paragraph" style:parent-style-name="Standard">
      <style:paragraph-properties fo:text-align="start" style:justify-single-word="false"/>
      <style:text-properties fo:font-size="12pt" officeooo:rsid="001894b8" officeooo:paragraph-rsid="001b28b8" style:font-size-asian="12pt" style:font-size-complex="12pt"/>
    </style:style>
    <style:style style:name="P10" style:family="paragraph" style:parent-style-name="Standard">
      <style:paragraph-properties fo:text-align="start" style:justify-single-word="false"/>
      <style:text-properties fo:font-size="12pt" officeooo:rsid="001894b8" officeooo:paragraph-rsid="001db11a" style:font-size-asian="12pt" style:font-size-complex="12pt"/>
    </style:style>
    <style:style style:name="P11" style:family="paragraph" style:parent-style-name="Standard">
      <style:paragraph-properties fo:text-align="start" style:justify-single-word="false"/>
      <style:text-properties fo:font-size="12pt" officeooo:rsid="001894b8" officeooo:paragraph-rsid="001f42d7" style:font-size-asian="12pt" style:font-size-complex="12pt"/>
    </style:style>
    <style:style style:name="P12" style:family="paragraph" style:parent-style-name="Standard">
      <style:paragraph-properties fo:text-align="start" style:justify-single-word="false"/>
      <style:text-properties fo:font-size="12pt" officeooo:rsid="001894b8" officeooo:paragraph-rsid="00218bec" style:font-size-asian="12pt" style:font-size-complex="12pt"/>
    </style:style>
    <style:style style:name="P13" style:family="paragraph" style:parent-style-name="Standard">
      <style:paragraph-properties fo:text-align="start" style:justify-single-word="false"/>
      <style:text-properties fo:font-size="12pt" officeooo:rsid="001971eb" officeooo:paragraph-rsid="001971eb" style:font-size-asian="12pt" style:font-size-complex="12pt"/>
    </style:style>
    <style:style style:name="P14" style:family="paragraph" style:parent-style-name="Standard">
      <style:paragraph-properties fo:text-align="start" style:justify-single-word="false"/>
      <style:text-properties fo:font-size="12pt" officeooo:rsid="001c625a" officeooo:paragraph-rsid="001c625a" style:font-size-asian="12pt" style:font-size-complex="12pt"/>
    </style:style>
    <style:style style:name="P15" style:family="paragraph" style:parent-style-name="Standard">
      <style:paragraph-properties fo:text-align="start" style:justify-single-word="false"/>
      <style:text-properties fo:font-size="12pt" officeooo:rsid="001b28b8" officeooo:paragraph-rsid="001b28b8" style:font-size-asian="12pt" style:font-size-complex="12pt"/>
    </style:style>
    <style:style style:name="P16" style:family="paragraph" style:parent-style-name="Standard">
      <style:paragraph-properties fo:text-align="start" style:justify-single-word="false"/>
      <style:text-properties fo:font-size="12pt" officeooo:rsid="001ce4ce" officeooo:paragraph-rsid="001ce4ce" style:font-size-asian="12pt" style:font-size-complex="12pt"/>
    </style:style>
    <style:style style:name="P17" style:family="paragraph" style:parent-style-name="Standard">
      <style:paragraph-properties fo:text-align="start" style:justify-single-word="false"/>
      <style:text-properties fo:font-size="12pt" officeooo:rsid="001db11a" officeooo:paragraph-rsid="001db11a" style:font-size-asian="12pt" style:font-size-complex="12pt"/>
    </style:style>
    <style:style style:name="P18" style:family="paragraph" style:parent-style-name="Standard">
      <style:paragraph-properties fo:text-align="start" style:justify-single-word="false"/>
      <style:text-properties fo:font-size="12pt" officeooo:rsid="001f42d7" officeooo:paragraph-rsid="001f42d7" style:font-size-asian="12pt" style:font-size-complex="12pt"/>
    </style:style>
    <style:style style:name="P19" style:family="paragraph" style:parent-style-name="Standard">
      <style:paragraph-properties fo:text-align="start" style:justify-single-word="false"/>
      <style:text-properties fo:font-size="12pt" officeooo:rsid="001fe931" officeooo:paragraph-rsid="001b28b8" style:font-size-asian="12pt" style:font-size-complex="12pt"/>
    </style:style>
    <style:style style:name="T1" style:family="text">
      <style:text-properties officeooo:rsid="00178253"/>
    </style:style>
    <style:style style:name="T2" style:family="text">
      <style:text-properties style:text-position="super 58%"/>
    </style:style>
    <style:style style:name="T3" style:family="text">
      <style:text-properties officeooo:rsid="001971eb"/>
    </style:style>
    <style:style style:name="T4" style:family="text">
      <style:text-properties officeooo:rsid="001b28b8"/>
    </style:style>
    <style:style style:name="T5" style:family="text">
      <style:text-properties officeooo:rsid="001ce4ce"/>
    </style:style>
    <style:style style:name="T6" style:family="text">
      <style:text-properties officeooo:rsid="001db11a"/>
    </style:style>
    <style:style style:name="T7" style:family="text">
      <style:text-properties officeooo:rsid="001ec7e0"/>
    </style:style>
    <style:style style:name="T8" style:family="text">
      <style:text-properties officeooo:rsid="001f42d7"/>
    </style:style>
    <style:style style:name="T9" style:family="text">
      <style:text-properties officeooo:rsid="001fbb60"/>
    </style:style>
    <style:style style:name="T10" style:family="text">
      <style:text-properties officeooo:rsid="00218bec"/>
    </style:style>
    <style:style style:name="T11" style:family="text">
      <style:text-properties officeooo:rsid="0022a64b"/>
    </style:style>
    <style:style style:name="T12" style:family="text">
      <style:text-properties officeooo:rsid="00232f60"/>
    </style:style>
    <style:style style:name="T13" style:family="text">
      <style:text-properties officeooo:rsid="00238364"/>
    </style:style>
    <style:style style:name="T14" style:family="text">
      <style:text-properties officeooo:rsid="00278b40"/>
    </style:style>
    <style:style style:name="T15" style:family="text">
      <style:text-properties officeooo:rsid="0028b05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<text:span text:style-name="T1">Réunion du </text:span>30 Mars 2016 à la mairie de Lèves.</text:p>
      <text:p text:style-name="P2"/>
      <text:p text:style-name="P2"/>
      <text:p text:style-name="P4">Présents :</text:p>
      <text:p text:style-name="P4"/>
      <text:p text:style-name="P4">-Monsieur Rémi MARTIAL, Maire de Lèves, </text:p>
      <text:p text:style-name="P4"/>
      <text:p text:style-name="P4">-Madame Karine HEBERT, 1<text:span text:style-name="T2">er</text:span> adjoint en charge des affaires générales de l'urbanisme et de la promotion de la Ville</text:p>
      <text:p text:style-name="P4"/>
      <text:p text:style-name="P4">-Monsieur Joël HOUVET, <text:s/>adjoint en charge des relations avec les acteurs économique<text:span text:style-name="T5">s</text:span></text:p>
      <text:p text:style-name="P4">-<text:span text:style-name="T3">Madame Mathilde VIARD, chargée de communication</text:span></text:p>
      <text:p text:style-name="P4"/>
      <text:p text:style-name="P4">-Madame Nadège SOULIER, campus manager de la Wild Code School de Chartres</text:p>
      <text:p text:style-name="P4"/>
      <text:p text:style-name="P4">-Sylvian PIARD, élève à la Wild Code School</text:p>
      <text:p text:style-name="P4"/>
      <text:p text:style-name="P4">-Thierry LIHOUMA, élève à la Wild Code School</text:p>
      <text:p text:style-name="P4"/>
      <text:p text:style-name="P6">-Dorian WALCK, élève à la Wild Code School</text:p>
      <text:p text:style-name="P6"/>
      <text:p text:style-name="P16"/>
      <text:p text:style-name="P6"/>
      <text:p text:style-name="P6">O<text:span text:style-name="T4">rdre </text:span>du jour : Réunion de cadrage</text:p>
      <text:p text:style-name="P5"/>
      <text:p text:style-name="P7"><text:span text:style-name="T9">La réunion a débuté à 15h <text:s/>par un tour de table de p</text:span>résentation des différents intervenants.</text:p>
      <text:p text:style-name="P6"/>
      <text:p text:style-name="P19">Monsieur le Maire a par la suite pris la parole afin de présenter l'Espace Soutine et ses attentes.</text:p>
      <text:p text:style-name="P6"/>
      <text:p text:style-name="P6">L'Espace Soutine est une salle polyvalente qui remplit trois fonctions :</text:p>
      <text:p text:style-name="P4">-Salle des fêtes</text:p>
      <text:p text:style-name="P4">-Espace d'accueil de saison culturelle</text:p>
      <text:p text:style-name="P4">-Espace de location </text:p>
      <text:p text:style-name="P17"/>
      <text:p text:style-name="P10">L'Espace est <text:span text:style-name="T4">traditionnellement</text:span> associé aux manifestations culturell<text:span text:style-name="T7">e</text:span>s.</text:p>
      <text:p text:style-name="P10">Monsieur le Maire souhaite <text:span text:style-name="T6">augmenter les recettes de l'Espace Soutine <text:s/>en élargissant son offre aux entreprises : la création d'un site internet dédié s'impose. </text:span></text:p>
      <text:p text:style-name="P14"/>
      <text:p text:style-name="P9">Monsieur le Maire souhaite <text:span text:style-name="T7">u</text:span>n site internet au design simple, qui propose à différents publics <text:span text:style-name="T7">(</text:span></text:p>
      <text:p text:style-name="P8">Institutionnels, Acteurs culturels, Les associati<text:span text:style-name="T7">ons, </text:span>Les particuliers, Les entreprises),</text:p>
      <text:p text:style-name="P8">des salles de différentes tailles pouvant être modulées pour des événements de type séminaires, repas d'affaire, spectacle, cocktails, conférences etc..</text:p>
      <text:p text:style-name="P8"/>
      <text:p text:style-name="P8">L<text:span text:style-name="T7">a structure du site</text:span> devra être la suivante ; </text:p>
      <text:p text:style-name="P12">-<text:span text:style-name="T13">E</text:span>n-tête : « Organisez vos événements »,<text:span text:style-name="T15">les cibles:Institutionnels, particuliers, entreprises, acteurs culturels,</text:span></text:p>
      <text:p text:style-name="P12">-<text:span text:style-name="T10">Les manifestations possibles:</text:span> repas d'affaire, <text:span text:style-name="T12">spectacles, salles de réunion, expositions,</text:span></text:p>
      <text:p text:style-name="P8">-<text:span text:style-name="T14">L</text:span>es <text:s/><text:span text:style-name="T13">services (</text:span>moyens mis à disposition<text:span text:style-name="T13">) :</text:span>les salles et leurs capacités</text:p>
      <text:p text:style-name="P8">-<text:span text:style-name="T14">L</text:span>es différents type d'agencement de salle,</text:p>
      <text:p text:style-name="P8">-<text:span text:style-name="T14">L</text:span>es tarifs comportant la mention « à partir de »,</text:p>
      <text:p text:style-name="P8">-<text:span text:style-name="T10">Les informations pratiques/</text:span>la localisation,</text:p>
      <text:p text:style-name="P8"><text:soft-page-break/>-<text:span text:style-name="T10">Une</text:span> rubrique « contactez-nous »,</text:p>
      <text:p text:style-name="P8"/>
      <text:p text:style-name="P11"><text:span text:style-name="T7">L</text:span>e <text:span text:style-name="T8">site internet devra <text:s/>enfin présenter les caractéristiques suivantes :</text:span></text:p>
      <text:p text:style-name="P11"><text:span text:style-name="T8">- le numéro de</text:span> téléphone <text:span text:style-name="T8">de la mairie </text:span><text:s/>mis en évidence,</text:p>
      <text:p text:style-name="P8"><text:span text:style-name="T7">- une </text:span><text:s/>charte graphique <text:s/><text:span text:style-name="T8">identique à celle </text:span>de l'affiche vue pendant la réunion (Logo, code couleur),<text:span text:style-name="T7"> </text:span></text:p>
      <text:p text:style-name="P11"><text:span text:style-name="T7">- u</text:span>n lien vers <text:span text:style-name="T3">le site </text:span>de la mairie <text:span text:style-name="T8">et les </text:span>réseaux sociaux <text:span text:style-name="T8">(Facebook, Twitter)</text:span></text:p>
      <text:p text:style-name="P18">- des images en arrière plan qui illustrent les différentes utilisation possibles des salles.</text:p>
      <text:p text:style-name="P13"/>
      <text:p text:style-name="P13"><text:tab/></text:p>
      <text:p text:style-name="P18">Il a été convenu que :</text:p>
      <text:p text:style-name="P18">- Madame Viard, chargée <text:s/>de communication de la Mairie de Lèves, enverrait les différents contenus <text:s/>à <text:s/>Nadège Soulier, Campus Manager Wild Code School Chartres.</text:p>
      <text:p text:style-name="P15">- La maquette <text:span text:style-name="T8">réalisée par les élèves de la Wild Code School </text:span><text:s/>sera envoyé<text:span text:style-name="T11">e</text:span> pour validation, au plus tard mardi.</text:p>
      <text:p text:style-name="P15"/>
      <text:p text:style-name="P18">La réunion s'est terminée à 16h</text:p>
      <text:p text:style-name="P15"/>
      <text:p text:style-name="P15">La prochaine réunion aura lieu le jeudi 14 Avril 2016</text:p>
      <text:p text:style-name="P15"/>
      <text:p text:style-name="P13"/>
      <text:p text:style-name="P13"/>
      <text:p text:style-name="P8"/>
      <text:p text:style-name="P8"/>
      <text:p text:style-name="P8"/>
      <text:p text:style-name="P8"><text:tab/></text:p>
      <text:p text:style-name="P4"/>
      <text:p text:style-name="P4"/>
      <text:p text:style-name="P4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31T10:03:45.574891566</meta:creation-date>
    <dc:date>2016-04-01T16:45:27.600981215</dc:date>
    <meta:editing-duration>PT1H19M30S</meta:editing-duration>
    <meta:editing-cycles>13</meta:editing-cycles>
    <meta:generator>LibreOffice/4.2.8.2$Linux_X86_64 LibreOffice_project/420m0$Build-2</meta:generator>
    <meta:document-statistic meta:table-count="0" meta:image-count="0" meta:object-count="0" meta:page-count="2" meta:paragraph-count="42" meta:word-count="429" meta:character-count="2754" meta:non-whitespace-character-count="2345"/>
  </office:meta>
</office:document-meta>
</file>